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7"/>
        <table:table-column table:style-name="co1" table:default-cell-style-name="ce3"/>
        <table:table-column table:style-name="co1" table:default-cell-style-name="ce9"/>
        <table:table-column table:style-name="co1" table:number-columns-repeated="3" table:default-cell-style-name="ce7"/>
        <table:table-column table:style-name="co1" table:default-cell-style-name="ce3"/>
        <table:table-column table:style-name="co1" table:number-columns-repeated="3" table:default-cell-style-name="ce7"/>
        <table:table-column table:style-name="co1" table:default-cell-style-name="ce9"/>
        <table:table-column table:style-name="co1" table:default-cell-style-name="ce3"/>
        <table:table-column table:style-name="co1" table:number-columns-repeated="4" table:default-cell-style-name="ce7"/>
        <table:table-row table:style-name="ro1">
          <table:table-cell table:style-name="ce1" office:value-type="string" calcext:value-type="string">
            <text:p>D4L4</text:p>
          </table:table-cell>
          <table:table-cell table:style-name="ce1" table:number-columns-repeated="4"/>
          <table:table-cell table:style-name="ce1" office:value-type="string" calcext:value-type="string">
            <text:p>D3L4</text:p>
          </table:table-cell>
          <table:table-cell table:style-name="ce1" table:number-columns-repeated="4"/>
          <table:table-cell table:style-name="ce1" office:value-type="string" calcext:value-type="string">
            <text:p>D2L4</text:p>
          </table:table-cell>
          <table:table-cell table:style-name="ce1" table:number-columns-repeated="4"/>
          <table:table-cell table:style-name="ce1" office:value-type="string" calcext:value-type="string">
            <text:p>D1L4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  <table:table-cell table:style-name="ce2"/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  <table:table-cell table:style-name="ce2"/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  <table:table-cell table:style-name="ce2"/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13" calcext:value-type="float">
            <text:p>0.13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34" calcext:value-type="float">
            <text:p>0.34</text:p>
          </table:table-cell>
          <table:table-cell office:value-type="float" office:value="0.43" calcext:value-type="float">
            <text:p>0.4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41" calcext:value-type="float">
            <text:p>0.41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27" calcext:value-type="float">
            <text:p>0.27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15" calcext:value-type="float">
            <text:p>0.1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33" calcext:value-type="float">
            <text:p>0.33</text:p>
          </table:table-cell>
          <table:table-cell office:value-type="float" office:value="0.48" calcext:value-type="float">
            <text:p>0.48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  <table:table-cell office:value-type="float" office:value="0.46" calcext:value-type="float">
            <text:p>0.46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office:value-type="float" office:value="0.18" calcext:value-type="float">
            <text:p>0.18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22" calcext:value-type="float">
            <text:p>0.2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1" calcext:value-type="float">
            <text:p>0.41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table:style-name="ce10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8" calcext:value-type="float">
            <text:p>0.18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  <table:table-cell office:value-type="float" office:value="0.38" calcext:value-type="float">
            <text:p>0.3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0.32" calcext:value-type="float">
            <text:p>0.32</text:p>
          </table:table-cell>
          <table:table-cell office:value-type="float" office:value="0.44" calcext:value-type="float">
            <text:p>0.44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0.31" calcext:value-type="float">
            <text:p>0.3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46" calcext:value-type="float">
            <text:p>0.46</text:p>
          </table:table-cell>
          <table:table-cell office:value-type="float" office:value="0.24" calcext:value-type="float">
            <text:p>0.24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44" calcext:value-type="float">
            <text:p>0.44</text:p>
          </table:table-cell>
          <table:table-cell office:value-type="float" office:value="0.17" calcext:value-type="float">
            <text:p>0.1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35" calcext:value-type="float">
            <text:p>0.35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2" calcext:value-type="float">
            <text:p>0.32</text:p>
          </table:table-cell>
          <table:table-cell office:value-type="float" office:value="0.5" calcext:value-type="float">
            <text:p>0.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42" calcext:value-type="float">
            <text:p>0.42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0.19" calcext:value-type="float">
            <text:p>0.19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07" calcext:value-type="float">
            <text:p>0.07</text:p>
          </table:table-cell>
          <table:table-cell office:value-type="float" office:value="0.36" calcext:value-type="float">
            <text:p>0.36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44" calcext:value-type="float">
            <text:p>0.44</text:p>
          </table:table-cell>
          <table:table-cell office:value-type="float" office:value="0.39" calcext:value-type="float">
            <text:p>0.39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29" calcext:value-type="float">
            <text:p>0.29</text:p>
          </table:table-cell>
          <table:table-cell office:value-type="float" office:value="0.36" calcext:value-type="float">
            <text:p>0.3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2" calcext:value-type="float">
            <text:p>0.52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2" calcext:value-type="float">
            <text:p>0.2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68" calcext:value-type="float">
            <text:p>0.6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63" calcext:value-type="float">
            <text:p>0.63</text:p>
          </table:table-cell>
          <table:table-cell office:value-type="float" office:value="0.42" calcext:value-type="float">
            <text:p>0.4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76" calcext:value-type="float">
            <text:p>0.76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63" calcext:value-type="float">
            <text:p>0.63</text:p>
          </table:table-cell>
          <table:table-cell office:value-type="float" office:value="0.31" calcext:value-type="float">
            <text:p>0.3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07" calcext:value-type="float">
            <text:p>0.0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style-name="Default" table:number-columns-repeated="1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26" calcext:value-type="float">
            <text:p>0.26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02" calcext:value-type="float">
            <text:p>0.0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18" calcext:value-type="float">
            <text:p>0.18</text:p>
          </table:table-cell>
          <table:table-cell office:value-type="float" office:value="0.43" calcext:value-type="float">
            <text:p>0.43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59" calcext:value-type="float">
            <text:p>0.59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29" calcext:value-type="float">
            <text:p>0.29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.21" calcext:value-type="float">
            <text:p>0.21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style-name="Default" table:number-columns-repeated="19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45" calcext:value-type="float">
            <text:p>0.45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/>
          <table:table-cell table:number-columns-repeated="2"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float" office:value="0.45" calcext:value-type="float">
            <text:p>0.4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51" calcext:value-type="float">
            <text:p>0.51</text:p>
          </table:table-cell>
          <table:table-cell office:value-type="float" office:value="0.35" calcext:value-type="float">
            <text:p>0.35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41" calcext:value-type="float">
            <text:p>0.41</text:p>
          </table:table-cell>
          <table:table-cell office:value-type="float" office:value="0.24" calcext:value-type="float">
            <text:p>0.24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34" calcext:value-type="float">
            <text:p>0.3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72" calcext:value-type="float">
            <text:p>0.72</text:p>
          </table:table-cell>
          <table:table-cell office:value-type="float" office:value="0.34" calcext:value-type="float">
            <text:p>0.3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0.85" calcext:value-type="float">
            <text:p>0.8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49" calcext:value-type="float">
            <text:p>0.49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58" calcext:value-type="float">
            <text:p>0.58</text:p>
          </table:table-cell>
          <table:table-cell office:value-type="float" office:value="0.28" calcext:value-type="float">
            <text:p>0.28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style-name="Default" table:number-columns-repeated="19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34" calcext:value-type="float">
            <text:p>0.34</text:p>
          </table:table-cell>
          <table:table-cell office:value-type="float" office:value="0.63" calcext:value-type="float">
            <text:p>0.63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0.26" calcext:value-type="float">
            <text:p>0.26</text:p>
          </table:table-cell>
          <table:table-cell office:value-type="float" office:value="0.43" calcext:value-type="float">
            <text:p>0.43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5" calcext:value-type="float">
            <text:p>0.35</text:p>
          </table:table-cell>
          <table:table-cell office:value-type="float" office:value="0.64" calcext:value-type="float">
            <text:p>0.64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7" calcext:value-type="float">
            <text:p>0.17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37" calcext:value-type="float">
            <text:p>0.37</text:p>
          </table:table-cell>
          <table:table-cell office:value-type="float" office:value="0.59" calcext:value-type="float">
            <text:p>0.59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0.46" calcext:value-type="float">
            <text:p>0.46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8" calcext:value-type="float">
            <text:p>0.28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0.73" calcext:value-type="float">
            <text:p>0.73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0.68" calcext:value-type="float">
            <text:p>0.68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41" calcext:value-type="float">
            <text:p>0.41</text:p>
          </table:table-cell>
          <table:table-cell office:value-type="float" office:value="0.13" calcext:value-type="float">
            <text:p>0.13</text:p>
          </table:table-cell>
          <table:table-cell office:value-type="float" office:value="0.19" calcext:value-type="float">
            <text:p>0.19</text:p>
          </table:table-cell>
        </table:table-row>
        <calcext:conditional-formats>
          <calcext:conditional-format calcext:target-range-address="Sheet1.S8:Sheet1.S8">
            <calcext:color-scale>
              <calcext:color-scale-entry calcext:value="0" calcext:type="minimum" calcext:color="#fff200"/>
              <calcext:color-scale-entry calcext:value="50" calcext:type="percentile" calcext:color="#f58220"/>
              <calcext:color-scale-entry calcext:value="0" calcext:type="maximum" calcext:color="#ed1c24"/>
            </calcext:color-scale>
          </calcext:conditional-format>
          <calcext:conditional-format calcext:target-range-address="Sheet1.A3:Sheet1.D18 Sheet1.A20:Sheet1.D23 Sheet1.A25:Sheet1.D28 Sheet1.A30:Sheet1.D33 Sheet1.F3:Sheet1.I18 Sheet1.F20:Sheet1.I23 Sheet1.F25:Sheet1.I28 Sheet1.F30:Sheet1.I33 Sheet1.K3:Sheet1.N18 Sheet1.K20:Sheet1.N23 Sheet1.K25:Sheet1.N28 Sheet1.K30:Sheet1.N33 Sheet1.P3:Sheet1.S18 Sheet1.P20:Sheet1.S23 Sheet1.P25:Sheet1.S28 Sheet1.P30:Sheet1.S33">
            <calcext:color-scale>
              <calcext:color-scale-entry calcext:value="0" calcext:type="minimum" calcext:color="#fff200"/>
              <calcext:color-scale-entry calcext:value="50" calcext:type="percentile" calcext:color="#f58220"/>
              <calcext:color-scale-entry calcext:value="0" calcext:type="maximum" calcext:color="#ed1c24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00/00/00</text:date>, <text:time style:data-style-name="N2" text:time-value="13:59:07.031924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7:25:04.352374997</meta:creation-date>
    <dc:date>2019-10-29T14:19:09.315490643</dc:date>
    <meta:editing-duration>PT41M23S</meta:editing-duration>
    <meta:editing-cycles>3</meta:editing-cycles>
    <meta:generator>LibreOffice/6.0.7.3$Linux_X86_64 LibreOffice_project/00m0$Build-3</meta:generator>
    <meta:document-statistic meta:table-count="1" meta:cell-count="468" meta:object-count="0"/>
  </office:meta>
</office:document-meta>
</file>